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Ming TW" svg:font-family="'AR PL UMing TW'" style:font-family-generic="roman" style:font-pitch="variable"/>
    <style:font-face style:name="文泉驛微米黑" svg:font-family="文泉驛微米黑" style:font-family-generic="swiss" style:font-pitch="variable"/>
    <style:font-face style:name="Lohit Hindi" svg:font-family="'Lohit Hindi'" style:font-family-generic="system" style:font-pitch="variable"/>
    <style:font-face style:name="文泉驛微米黑1" svg:font-family="文泉驛微米黑"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Heading_20_2">
      <style:paragraph-properties fo:text-align="center" style:justify-single-word="false"/>
      <style:text-properties fo:font-style="normal" style:font-style-asian="normal" style:font-style-complex="normal"/>
    </style:style>
    <style:style style:name="P5"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周易哲學</text:h>
      <text:h text:style-name="P4" text:outline-level="2">作業五</text:h>
      <text:p text:style-name="Standard"/>
      <text:p text:style-name="P1">R01922024</text:p>
      <text:p text:style-name="P1">資訊工程學系　碩士班一年級　李卿澄</text:p>
      <text:p text:style-name="P1"/>
      <text:p text:style-name="P2">蠱</text:p>
      <text:p text:style-name="P2"/>
      <text:p text:style-name="P2">元亨，利涉大川。先甲三日，後甲三日。</text:p>
      <text:p text:style-name="P2"/>
      <text:p text:style-name="P2">蠱卦上為艮而下為巽，艮代表山而巽代表風，山不動而風流動，代表上下不通，有下欲革新陳腐不動之上的意涵。</text:p>
      <text:p text:style-name="P2"/>
      <text:p text:style-name="P2">初六無應，陰柔於下；九二居位可改革，但不可過於剛強；九三剛而無應，小有悔但結果可以；六四為陰爻不剛健，不是能改革之人；六五亦為陰爻，需要虛心接受建議才能行改革，換句話說，下位者欲改革並不能以強硬的態度對待手握權力的領導者；上九剛健，堅守他自己的正道。</text:p>
      <text:p text:style-name="P2"/>
      <text:p text:style-name="P2">由上、下卦來區分，下卦主要為欲改革之人，其改革幅度大約是在宗族、地方階段，而上卦以山為喻，基本上為不改革、甚至是改革者直指的改革對象。真正握有實權的領導者也在此腐敗不能改革的行伍中，「幹父之蠱，用譽」此一六五的爻辭似乎正是在告訴想改革的人該怎麼作，除了上課投影片的說的是六五領導者接受下屬以尊敬的態度來面對自己之外，某種程度上我認為是在告訴下面那些想改革的人，因為在上位者有實權，而體制尚未完全腐敗崩潰，自然不能硬碰硬，否則會失敗，因此則是要恭敬、甚至有點奉承、總之讓領導者會自我感覺良好，這樣就有可能讓領導者釋出權力，然後進行改革，最後沒說的可能是，功成後可能也得說這一切都是領導人英明神武。不過實質上的改革才是欲行改革者的真正目標，為了達成目標用什麼手段應該也都行。</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 PL UMing TW" svg:font-family="'AR PL UMing TW'" style:font-family-generic="roman" style:font-pitch="variable"/>
    <style:font-face style:name="文泉驛微米黑" svg:font-family="文泉驛微米黑" style:font-family-generic="swiss" style:font-pitch="variable"/>
    <style:font-face style:name="Lohit Hindi" svg:font-family="'Lohit Hindi'" style:font-family-generic="system" style:font-pitch="variable"/>
    <style:font-face style:name="文泉驛微米黑1" svg:font-family="文泉驛微米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TW" fo:font-size="12pt" fo:language="en" fo:country="US" style:letter-kerning="true" style:font-name-asian="文泉驛微米黑1" style:font-size-asian="10.5pt" style:language-asian="zh" style:country-asian="TW"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文泉驛微米黑" fo:font-size="14pt" style:font-name-asian="文泉驛微米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ing-Cheng Li</meta:initial-creator>
    <meta:creation-date>2012-10-10T17:23:59</meta:creation-date>
    <dc:date>2012-11-13T18:17:15</dc:date>
    <meta:editing-duration>PT1H58M2S</meta:editing-duration>
    <meta:editing-cycles>15</meta:editing-cycles>
    <meta:generator>LibreOffice/3.5$Linux_X86_64 LibreOffice_project/350m1$Build-2</meta:generator>
    <meta:document-statistic meta:table-count="0" meta:image-count="0" meta:object-count="0" meta:page-count="1" meta:paragraph-count="9" meta:word-count="325" meta:character-count="562" meta:non-whitespace-character-count="560"/>
  </office:meta>
</office:document-meta>
</file>